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11" table:number-rows-spanned="1" table:style-name="ce2">
            <text:p>Таблица успеваемости по информатике среди всех 8-х классов за 3 четверть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table:style-name="ce3"/>
          <table:table-cell office:value-type="date" office:date-value="2026-01-12T00:00:00" table:style-name="ce4">
            <text:p>12 янв.</text:p>
          </table:table-cell>
          <table:table-cell office:value-type="date" office:date-value="2026-01-19T00:00:00" table:style-name="ce4">
            <text:p>19 янв.</text:p>
          </table:table-cell>
          <table:table-cell office:value-type="date" office:date-value="2026-01-26T00:00:00" table:style-name="ce4">
            <text:p>26 янв.</text:p>
          </table:table-cell>
          <table:table-cell office:value-type="date" office:date-value="2026-02-02T00:00:00" table:style-name="ce4">
            <text:p>2 февр.</text:p>
          </table:table-cell>
          <table:table-cell office:value-type="date" office:date-value="2026-02-09T00:00:00" table:style-name="ce4">
            <text:p>9 февр.</text:p>
          </table:table-cell>
          <table:table-cell office:value-type="date" office:date-value="2026-02-16T00:00:00" table:style-name="ce4">
            <text:p>16 февр.</text:p>
          </table:table-cell>
          <table:table-cell office:value-type="date" office:date-value="2026-02-23T00:00:00" table:style-name="ce4">
            <text:p>23 февр.</text:p>
          </table:table-cell>
          <table:table-cell office:value-type="date" office:date-value="2026-03-02T00:00:00" table:style-name="ce4">
            <text:p>2 март</text:p>
          </table:table-cell>
          <table:table-cell office:value-type="date" office:date-value="2026-03-09T00:00:00" table:style-name="ce4">
            <text:p>9 март</text:p>
          </table:table-cell>
          <table:table-cell office:value-type="date" office:date-value="2026-03-16T00:00:00" table:style-name="ce4">
            <text:p>16 март</text:p>
          </table:table-cell>
          <table:table-cell office:value-type="date" office:date-value="2026-03-23T00:00:00" table:style-name="ce4">
            <text:p>23 март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брамова Кристи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кимов Дмитрий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Алапаева Мария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лександров Максим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лександров Николай</text:p>
          </table:table-cell>
          <table:table-cell office:value-type="float" office:value="4" table:style-name="ce5">
            <text:p>4</text:p>
          </table:table-cell>
          <table:table-cell table:number-columns-repeated="2" table:style-name="ce8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5">
            <text:p>4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3">
            <text:p>Александрова Варвара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Алексеев Анатолий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лексеев Филипп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3">
            <text:p>Алексеев Юрий</text:p>
          </table:table-cell>
          <table:table-cell table:number-columns-repeated="6" table:style-name="ce1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3">
            <text:p>Алексеева Март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лексеева Софья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лешин Артём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наньева Дарья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ндреев Давид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ндреева Мария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ндрианов Артём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нисимов Александр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нисимова Елизавета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ртамонов Владислав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3">
            <text:p>Архипова София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фанасьев Иван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Афанасьева Анна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Афанасьева Дарья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3">
            <text:p>Баженова Евгения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Балашов Пётр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аранова Мирослава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асова Алиса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елкина Алё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елова Алиса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Белова Стефания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еляев Павел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Богданов Роман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ондарев Артём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орисова Милана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Бочаров Александр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Бунаков Вячеслав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асильев Михаил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асильев Семён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асильева Варвара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асильева Евангелина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асильева Николь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иноградова Анастас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лков Денис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float" office:value="5" table:style-name="ce7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лкова Мила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робьева Диа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ронин Матвей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Воронов Павел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table:number-columns-repeated="16372"/>
        </table:table-row>
        <table:table-row table:style-name="ro1">
          <table:table-cell office:value-type="string" table:style-name="ce1">
            <text:p>Воронова Виктор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Воронцов Лев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аврилова Вероника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аврилова Елизавета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ладков Мирон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олубев Степан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олубева Александра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1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Гончарова Варвара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3" table:style-name="ce9">
            <text:p>3</text:p>
          </table:table-cell>
          <table:table-cell table:style-name="ce9"/>
          <table:table-cell office:value-type="float" office:value="4" table:style-name="ce7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ончарова Полина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Гордеева Алё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Горнова Елен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рибова Софья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2"/>
        </table:table-row>
        <table:table-row table:style-name="ro1">
          <table:table-cell office:value-type="string" table:style-name="ce1">
            <text:p>Григорьев Иван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ригорьев Илья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ригорьева Елизавета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9"/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ригорьева Юлия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ришин Тимур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Гришина Яна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ромова Александр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усев Владимир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Гусев Лев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Гусева Мила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Давыдов Николай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Дементьева Алия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Дементьева Анастасия</text:p>
          </table:table-cell>
          <table:table-cell office:value-type="float" office:value="4" table:style-name="ce5">
            <text:p>4</text:p>
          </table:table-cell>
          <table:table-cell table:number-columns-repeated="2" table:style-name="ce8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Демин Сергей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Дмитриев Максим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9">
            <text:p>3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Дорофеев Даниил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Дорофеев Лев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вдокимов Святослав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Евдокимова Алён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горов Артём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горова Анна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Егорова София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Елисеев Иван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лисеева Мирослава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мельянов Марк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мельянова Алиса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рмолаев Максим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Ефимова Светлана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Жилина Анастасия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Жуков Егор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Журавлев Никит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3" table:style-name="ce1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Зайцев Андрей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Зайцев Артём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Зайцев Денис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Захаров Андрей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Захаров Даниил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table:number-columns-repeated="16372"/>
        </table:table-row>
        <table:table-row table:style-name="ro1">
          <table:table-cell office:value-type="string" table:style-name="ce1">
            <text:p>Захарова Екатерина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Земина Ольга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Зиновьев Евгений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Иванов Александр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Иванов Василий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Иванов Матвей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Иванова Виктория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Иванова Лилия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Ильина Валерия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Исаев Тимур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лашникова Анна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линина Алён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алинина Дарья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пустина Каролин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арпова Милан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ириллова Владислава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3"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ириллова Фатим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лимов Степан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люева Александра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нязева Екатерин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валев Тимур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валева Александр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4"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валева Анастасия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валева Кир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злова Виктория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зырева Диана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маров Даниил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ондратьева Валер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новалов Матвей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float" office:value="5" table:style-name="ce7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орнева Таис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рнеева Алён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Коровин Глеб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рчагина Полина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тов Даниил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1">
            <text:p>Котова Елизавет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очетова Мария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рылов Владимир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рылова Ева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рылова Ева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дрявцева Екатерина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зин Даниил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зин Марк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3" table:style-name="ce1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зин Михаил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7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узнецов Марк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знецова Василиса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узнецова Мар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знецова Поли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Кузьмина Вер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лешова Алиса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ликова Есения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Куликова Полин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Лаптев Владимир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Лебедев Денис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Лебедев Егор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Левин Давид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Левина Мирослав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Левкина Наталья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Леонов Роман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Леонов Юрий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Литвинова Мария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Лобанов Лев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office:value-type="float" office:value="5" table:style-name="ce7">
            <text:p>5</text:p>
          </table:table-cell>
          <table:table-cell table:style-name="ce7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Логинова Софь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Лопатин Артём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акаров Арсений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акарова Алис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алахова Алин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альцев Иван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Мартынов Григорий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артынова Ясмина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аслов Тимур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Медведев Илья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едведев Сергей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ельникова Дарья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ещеряков Максим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5">
            <text:p>Миров Владимир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Миронова Александра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ихайлов Андрей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Михайлов Дмитрий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ихайлов Никит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ихайлова Екатерина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2" table:style-name="ce7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ихайлова София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олчанова Мирослав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орозов Алексей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орозова Ксения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орозова Ксения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Морозова Марьям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аумов Кирилл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аумова Вероник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ечаев Марат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икитин Александр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икитин Иль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икифорова Вера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Николаев Даниил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Николаев Матвей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1">
            <text:p>Николаева Асия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иколаева Ксения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9">
            <text:p>3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Никулин Михаил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Новак Лев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овиков Арсений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9">
            <text:p>4</text:p>
          </table:table-cell>
          <table:table-cell table:style-name="ce9"/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Новиков Матвей</text:p>
          </table:table-cell>
          <table:table-cell office:value-type="float" office:value="5" table:style-name="ce5">
            <text:p>5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овиков Фёдор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овикова Мария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Носкова Мирослав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Овсянников Глеб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вчинников Матвей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вчинникова Агат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лейникова Анастасия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Онуфриева Дарья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Орлова Елизавета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Осипов Давид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Осипова Есения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Павлов Александр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влов Григорий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влов Даниил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Павловская Анн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нин Платон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нов Богдан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нова Елизавета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1">
            <text:p>Панова Кристин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нтелеев Ибрагим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рфенов Максим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рфенова Алиса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астухов Михаил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Пахомова Елизавета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етров Александр</text:p>
          </table:table-cell>
          <table:table-cell table:style-name="ce7"/>
          <table:table-cell office:value-type="float" office:value="2" table:style-name="ce5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5">
            <text:p>Петров Виктор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Петров Матвей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именова Екатерина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лотникова Арина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лотникова Ева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опов Фёдор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опова Агат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опова Мирослав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отапов Лук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отапов Пётр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Прохорова Амин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Рогов Алексей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один Алексей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ожкова Мария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оманов Богдан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оманова Арин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оманова Дарь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оманова Стефания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Румянцева Александр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усаков Матвей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Рыжов Александр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Рыжов Арсений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авельева Алёна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азонов Ибрагим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амойлов Артём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8"/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Сафонов Тимофей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Сафонова Ксен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вешникова Алиса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еменова Анастасия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еменова Дарья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Семенова Мария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емина Ирин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Сергеев Роман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еребрякова Анн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еров Максим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Симонова Дарья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table:number-columns-repeated="16372"/>
        </table:table-row>
        <table:table-row table:style-name="ro1">
          <table:table-cell office:value-type="string" table:style-name="ce1">
            <text:p>Ситникова Соф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кворцов Иван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Скворцова Дарья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мирнов Вячеслав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мирнов Савелий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мирнова Анастас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мирнова Анастасия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Смирнова Диан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мирнова Стефания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мирнова Таисия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болев Алексей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9">
            <text:p>4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Соболева Айш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8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колов Мирослав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7"/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колова Анастасия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2" table:style-name="ce8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Соколова Софья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ловьев Максим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ловьева Маргарита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рокин Андрей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орокина Нина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тепанов Богдан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тепанов Сергей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тепанова Вероник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тепанова Кира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толяров Демид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уворова Марьям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Сычева Анна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арасов Даниил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5">
            <text:p>Тарашкевич Елисей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ерехов Дмитрий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имофеева Амира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имофеева Валерия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Титов Леонид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Титов Фёдор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олкачева Софья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роицкий Мирон</text:p>
          </table:table-cell>
          <table:table-cell office:value-type="float" office:value="3" table:style-name="ce5">
            <text:p>3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рофимов Игорь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table:number-columns-repeated="2" table:style-name="ce1"/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рофимова Кира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Трошин Егор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Трошин Матвей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Ульянов Мирон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Усова Арина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Уткина Алиса</text:p>
          </table:table-cell>
          <table:table-cell office:value-type="float" office:value="4" table:style-name="ce5">
            <text:p>4</text:p>
          </table:table-cell>
          <table:table-cell table:number-columns-repeated="2" table:style-name="ce8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Ушакова Варвар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Фадеев Ярослав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Федоров Владислав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7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Федоров Евгений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5"/>
          <table:table-cell table:number-columns-repeated="3" table:style-name="ce1"/>
          <table:table-cell office:value-type="float" office:value="4" table:style-name="ce5">
            <text:p>4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Федоров Егор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Федосеева Алиса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Фетисов Егор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9">
            <text:p>4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Филимонова Ева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Филиппова Дарья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<text:tab/>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Филиппова Наталья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1">
            <text:p>Фирсова Александр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Хомяков Алексей</text:p>
          </table:table-cell>
          <table:table-cell office:value-type="float" office:value="4" table:style-name="ce5">
            <text:p>4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Хохлов Эрик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Хохлова Александра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Цариков Григорий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Чернецкая Анастасия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Чернышев Владислав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Чернышева Александра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1">
            <text:p>Чернышева Таисия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Шестакова Владислава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5"/>
          <table:table-cell table:number-columns-repeated="16372"/>
        </table:table-row>
        <table:table-row table:style-name="ro1">
          <table:table-cell office:value-type="string" table:style-name="ce5">
            <text:p>Шмидт Карина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Щедрин Леонид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5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Щукина Виктория</text:p>
          </table:table-cell>
          <table:table-cell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5">
            <text:p>3</text:p>
          </table:table-cell>
          <table:table-cell table:number-columns-repeated="3" table:style-name="ce5"/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Яковлев Сергей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Яковлева Агния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7"/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Яковлева Елена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3" table:style-name="ce5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Янковская Арина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8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8"/>
          <table:table-cell table:number-columns-repeated="16372"/>
        </table:table-row>
        <table:table-row table:number-rows-repeated="10482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P0" number:language="ru" number:country="RU">
      <number:day/>
      <number:text> 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2</meta:generator>
    <meta:initial-creator>Никита Лаптев</meta:initial-creator>
    <dc:creator>Никита Лаптев</dc:creator>
    <meta:creation-date>2026-02-27T03:09:47Z</meta:creation-date>
    <dc:date>2026-02-27T03:11:07Z</dc:date>
  </office:meta>
</office:document-meta>
</file>